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46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56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style:font-name="Arial" style:font-name-asian="Andale Sans UI" style:font-name-complex="Tahoma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number-columns-repeated="1019" table:default-cell-style-name="Default"/>
        <table:table-header-rows>
          <table:table-row table:style-name="ro2">
            <table:table-cell table:style-name="ce1" office:value-type="string">
              <text:p>Title</text:p>
            </table:table-cell>
            <table:table-cell table:style-name="ce1" office:value-type="string">
              <text:p>Add Date</text:p>
            </table:table-cell>
            <table:table-cell table:style-name="ce1" office:value-type="string">
              <text:p>Idea Comlexity</text:p>
            </table:table-cell>
            <table:table-cell table:style-name="ce1" office:value-type="string">
              <text:p>Difficult to Implement</text:p>
            </table:table-cell>
            <table:table-cell table:style-name="ce1" office:value-type="string">
              <text:p>Topic</text:p>
            </table:table-cell>
            <table:table-cell table:style-name="ce7" table:number-columns-repeated="1019"/>
          </table:table-row>
        </table:table-header-rows>
        <table:table-row table:style-name="ro1">
          <table:table-cell office:value-type="string">
            <text:p>Permutations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s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Next Permutation</text:p>
          </table:table-cell>
          <table:table-cell table:style-name="ce3" office:value-type="date" office:date-value="2012-02-25">
            <text:p>02/2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 Sequence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Combinations</text:p>
          </table:table-cell>
          <table:table-cell table:style-name="ce3" office:value-type="date" office:date-value="2012-04-18">
            <text:p>04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Combination Sum</text:p>
          </table:table-cell>
          <table:table-cell table:style-name="ce3" office:value-type="date" office:date-value="2012-03-06">
            <text:p>03/0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3">
          <table:table-cell office:value-type="string">
            <text:p>Combination Sum II</text:p>
          </table:table-cell>
          <table:table-cell table:style-name="ce4" office:value-type="date" office:date-value="2012-03-06">
            <text:p>03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 II</text:p>
          </table:table-cell>
          <table:table-cell table:style-name="ce3" office:value-type="date" office:date-value="2012-06-25">
            <text:p>06/2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Letter Combinations of a Phone Number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Two Sum</text:p>
          </table:table-cell>
          <table:table-cell table:style-name="ce3" office:value-type="date" office:date-value="2011-03-13">
            <text:p>03/13/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 Closest</text:p>
          </table:table-cell>
          <table:table-cell table:style-name="ce3" office:value-type="date" office:date-value="2012-01-18">
            <text:p>01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4Sum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Edit Distance</text:p>
          </table:table-cell>
          <table:table-cell table:style-name="ce3" office:value-type="date" office:date-value="2012-04-04">
            <text:p>04/04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Triangle</text:p>
          </table:table-cell>
          <table:table-cell table:style-name="ce3" office:value-type="date" office:date-value="2012-10-29">
            <text:p>10/2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I</text:p>
          </table:table-cell>
          <table:table-cell table:style-name="ce3" office:value-type="date" office:date-value="2012-11-06">
            <text:p>11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aximum Subarray</text:p>
          </table:table-cell>
          <table:table-cell table:style-name="ce3" office:value-type="date" office:date-value="2012-03-21">
            <text:p>03/2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ecode Ways</text:p>
          </table:table-cell>
          <table:table-cell table:style-name="ce3" office:value-type="date" office:date-value="2012-06-25">
            <text:p>06/2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cramble String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terleaving String</text:p>
          </table:table-cell>
          <table:table-cell table:style-name="ce3" office:value-type="date" office:date-value="2012-08-30">
            <text:p>08/30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Trapping Rain Water</text:p>
          </table:table-cell>
          <table:table-cell table:style-name="ce3" office:value-type="date" office:date-value="2012-03-10">
            <text:p>03/1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limbing Stairs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Palindrome Partitioning II</text:p>
          </table:table-cell>
          <table:table-cell table:style-name="ce3" office:value-type="date" office:date-value="2013-02-28">
            <text:p>02/28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</text:p>
          </table:table-cell>
          <table:table-cell table:style-name="ce3" office:value-type="date" office:date-value="2013-10-04">
            <text:p>10/0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 II</text:p>
          </table:table-cell>
          <table:table-cell table:style-name="ce3" office:value-type="date" office:date-value="2013-10-05">
            <text:p>10/05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istinct Subsequences</text:p>
          </table:table-cell>
          <table:table-cell table:style-name="ce3" office:value-type="date" office:date-value="2012-10-18">
            <text:p>10/18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Palindromic Substring</text:p>
          </table:table-cell>
          <table:table-cell table:style-name="ce3" office:value-type="date" office:date-value="2011-11-11">
            <text:p>11/11/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 II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nimum Path Sum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Median of Two Sorted Arrays</text:p>
          </table:table-cell>
          <table:table-cell table:style-name="ce3" office:value-type="date" office:date-value="2011-03-27">
            <text:p>03/27/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</text:p>
          </table:table-cell>
          <table:table-cell table:style-name="ce3" office:value-type="date" office:date-value="2012-03-02">
            <text:p>03/02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 II</text:p>
          </table:table-cell>
          <table:table-cell table:style-name="ce3" office:value-type="date" office:date-value="2012-04-19">
            <text:p>04/19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Divide Two Integers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sert Position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Pow(x, n) 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qrt(x)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for a Range</text:p>
          </table:table-cell>
          <table:table-cell table:style-name="ce3" office:value-type="date" office:date-value="2012-03-02">
            <text:p>03/02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a 2D Matrix</text:p>
          </table:table-cell>
          <table:table-cell table:style-name="ce3" office:value-type="date" office:date-value="2012-04-06">
            <text:p>04/0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ort Colors</text:p>
          </table:table-cell>
          <table:table-cell table:style-name="ce3" office:value-type="date" office:date-value="2012-04-08">
            <text:p>04/08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lus One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Merge Sorted Array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 II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Valid Sudoku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Set Matrix Zeroes</text:p>
          </table:table-cell>
          <table:table-cell table:style-name="ce3" office:value-type="date" office:date-value="2012-04-05">
            <text:p>04/05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Best Time to Buy and Sell Stock</text:p>
          </table:table-cell>
          <table:table-cell table:style-name="ce3" office:value-type="date" office:date-value="2012-10-30">
            <text:p>10/30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</text:p>
          </table:table-cell>
          <table:table-cell table:style-name="ce3" office:value-type="date" office:date-value="2012-10-30">
            <text:p>10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First Missing Positive</text:p>
          </table:table-cell>
          <table:table-cell table:style-name="ce3" office:value-type="date" office:date-value="2012-03-08">
            <text:p>03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erge Intervals</text:p>
          </table:table-cell>
          <table:table-cell table:style-name="ce3" office:value-type="date" office:date-value="2012-03-26">
            <text:p>03/2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sert Interval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Element</text:p>
          </table:table-cell>
          <table:table-cell table:style-name="ce3" office:value-type="date" office:date-value="2012-02-16">
            <text:p>02/16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otate Image</text:p>
          </table:table-cell>
          <table:table-cell table:style-name="ce3" office:value-type="date" office:date-value="2012-03-17">
            <text:p>03/17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Consecutive Sequence</text:p>
          </table:table-cell>
          <table:table-cell table:style-name="ce3" office:value-type="date" office:date-value="2013-02-13">
            <text:p>02/13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as Station</text:p>
          </table:table-cell>
          <table:table-cell table:style-name="ce3" office:value-type="date" office:date-value="2013-09-28">
            <text:p>09/28/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ndy</text:p>
          </table:table-cell>
          <table:table-cell table:style-name="ce3" office:value-type="date" office:date-value="2013-09-30">
            <text:p>09/30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</text:p>
          </table:table-cell>
          <table:table-cell table:style-name="ce3" office:value-type="date" office:date-value="2012-03-24">
            <text:p>03/24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 II</text:p>
          </table:table-cell>
          <table:table-cell table:style-name="ce3" office:value-type="date" office:date-value="2012-03-27">
            <text:p>03/2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ZigZag Conversion</text:p>
          </table:table-cell>
          <table:table-cell table:style-name="ce3" office:value-type="date" office:date-value="2011-12-05">
            <text:p>12/05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</text:p>
          </table:table-cell>
          <table:table-cell table:style-name="ce3" office:value-type="date" office:date-value="2012-02-16">
            <text:p>02/16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 II</text:p>
          </table:table-cell>
          <table:table-cell table:style-name="ce3" office:value-type="date" office:date-value="2012-04-19">
            <text:p>04/1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</text:p>
          </table:table-cell>
          <table:table-cell table:style-name="ce3" office:value-type="date" office:date-value="2012-03-24">
            <text:p>03/24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ildcard Matching</text:p>
          </table:table-cell>
          <table:table-cell table:style-name="ce3" office:value-type="date" office:date-value="2012-03-15">
            <text:p>03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1">
          <table:table-cell office:value-type="string">
            <text:p>Integer to Roman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oman to Integer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Palindrome Number</text:p>
          </table:table-cell>
          <table:table-cell table:style-name="ce3" office:value-type="date" office:date-value="2012-01-04">
            <text:p>01/0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everse Integer</text:p>
          </table:table-cell>
          <table:table-cell table:style-name="ce3" office:value-type="date" office:date-value="2011-12-25">
            <text:p>12/25/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Add Two Numbers</text:p>
          </table:table-cell>
          <table:table-cell table:style-name="ce3" office:value-type="date" office:date-value="2011-11-01">
            <text:p>11/01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dd Binary</text:p>
          </table:table-cell>
          <table:table-cell table:style-name="ce3" office:value-type="date" office:date-value="2012-04-02">
            <text:p>04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Multiply Strings</text:p>
          </table:table-cell>
          <table:table-cell table:style-name="ce3" office:value-type="date" office:date-value="2012-03-12">
            <text:p>03/1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Generate Parentheses</text:p>
          </table:table-cell>
          <table:table-cell table:style-name="ce3" office:value-type="date" office:date-value="2012-02-12">
            <text:p>02/12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Evaluate Reverse Polish Notation</text:p>
          </table:table-cell>
          <table:table-cell table:style-name="ce3" office:value-type="date" office:date-value="2013-11-27">
            <text:p>11/27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Longest Valid Parentheses</text:p>
          </table:table-cell>
          <table:table-cell table:style-name="ce3" office:value-type="date" office:date-value="2012-02-29">
            <text:p>02/2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Valid Parentheses</text:p>
          </table:table-cell>
          <table:table-cell table:style-name="ce3" office:value-type="date" office:date-value="2012-01-30">
            <text:p>01/30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implify Path</text:p>
          </table:table-cell>
          <table:table-cell table:style-name="ce3" office:value-type="date" office:date-value="2012-04-03">
            <text:p>04/0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ort List</text:p>
          </table:table-cell>
          <table:table-cell table:style-name="ce3" office:value-type="date" office:date-value="2013-11-16">
            <text:p>11/16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Swap Nodes in Pairs</text:p>
          </table:table-cell>
          <table:table-cell table:style-name="ce3" office:value-type="date" office:date-value="2012-02-14">
            <text:p>02/1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</text:p>
          </table:table-cell>
          <table:table-cell table:style-name="ce3" office:value-type="date" office:date-value="2013-10-28">
            <text:p>10/28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 II</text:p>
          </table:table-cell>
          <table:table-cell table:style-name="ce3" office:value-type="date" office:date-value="2013-10-30">
            <text:p>10/30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</text:p>
          </table:table-cell>
          <table:table-cell table:style-name="ce3" office:value-type="date" office:date-value="2012-04-22">
            <text:p>04/22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 II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Linked List II</text:p>
          </table:table-cell>
          <table:table-cell table:style-name="ce3" office:value-type="date" office:date-value="2012-06-27">
            <text:p>06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order List</text:p>
          </table:table-cell>
          <table:table-cell table:style-name="ce3" office:value-type="date" office:date-value="2013-11-02">
            <text:p>11/02/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RU Cache</text:p>
          </table:table-cell>
          <table:table-cell table:style-name="ce3" office:value-type="date" office:date-value="2013-11-09">
            <text:p>11/09/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Copy List with Random Pointer</text:p>
          </table:table-cell>
          <table:table-cell table:style-name="ce3" office:value-type="date" office:date-value="2013-10-03">
            <text:p>10/03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otate List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Insertion Sort List</text:p>
          </table:table-cell>
          <table:table-cell table:style-name="ce3" office:value-type="date" office:date-value="2013-11-12">
            <text:p>1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Two Sorted Lists</text:p>
          </table:table-cell>
          <table:table-cell table:style-name="ce3" office:value-type="date" office:date-value="2012-03-30">
            <text:p>03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k Sorted Lists</text:p>
          </table:table-cell>
          <table:table-cell table:style-name="ce3" office:value-type="date" office:date-value="2012-02-13">
            <text:p>02/13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Nodes in k-Group</text:p>
          </table:table-cell>
          <table:table-cell table:style-name="ce3" office:value-type="date" office:date-value="2012-02-15">
            <text:p>02/1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Nth Node From End of List</text:p>
          </table:table-cell>
          <table:table-cell table:style-name="ce3" office:value-type="date" office:date-value="2012-01-27">
            <text:p>01/27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Partition List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Valid Palindrome</text:p>
          </table:table-cell>
          <table:table-cell table:style-name="ce3" office:value-type="date" office:date-value="2013-01-12">
            <text:p>0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ength of Last Word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Substring Without Repeating Characters</text:p>
          </table:table-cell>
          <table:table-cell table:style-name="ce3" office:value-type="date" office:date-value="2011-05-15">
            <text:p>05/15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Minimum Window Substring</text:p>
          </table:table-cell>
          <table:table-cell table:style-name="ce3" office:value-type="date" office:date-value="2012-04-15">
            <text:p>04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ubstring with Concatenation of All Words</text:p>
          </table:table-cell>
          <table:table-cell table:style-name="ce3" office:value-type="date" office:date-value="2012-02-23">
            <text:p>02/2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Restore IP Addresses</text:p>
          </table:table-cell>
          <table:table-cell table:style-name="ce3" office:value-type="date" office:date-value="2012-08-07">
            <text:p>08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Count and Say</text:p>
          </table:table-cell>
          <table:table-cell table:style-name="ce3" office:value-type="date" office:date-value="2012-03-05">
            <text:p>03/05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Implement strStr()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Valid Number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tring to Integer (atoi)</text:p>
          </table:table-cell>
          <table:table-cell table:style-name="ce3" office:value-type="date" office:date-value="2011-12-26">
            <text:p>12/26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Text Justification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Anagrams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Palindrome Partitioning</text:p>
          </table:table-cell>
          <table:table-cell table:style-name="ce3" office:value-type="date" office:date-value="2013-02-27">
            <text:p>02/27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Common Prefix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Reverse Words in a String</text:p>
          </table:table-cell>
          <table:table-cell table:style-name="ce3" office:value-type="date" office:date-value="2014-03-05">
            <text:p>03/05/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Balanced Binary Tree</text:p>
          </table:table-cell>
          <table:table-cell table:style-name="ce3" office:value-type="date" office:date-value="2012-10-08">
            <text:p>10/0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Zigzag Level Order Traversal</text:p>
          </table:table-cell>
          <table:table-cell table:style-name="ce3" office:value-type="date" office:date-value="2012-09-28">
            <text:p>09/2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ame Tree</text:p>
          </table:table-cell>
          <table:table-cell table:style-name="ce3" office:value-type="date" office:date-value="2012-09-03">
            <text:p>09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aximum Depth of Binary Tree</text:p>
          </table:table-cell>
          <table:table-cell table:style-name="ce3" office:value-type="date" office:date-value="2012-09-29">
            <text:p>09/2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ymmetric Tree</text:p>
          </table:table-cell>
          <table:table-cell table:style-name="ce3" office:value-type="date" office:date-value="2012-09-23">
            <text:p>09/2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um Root to Leaf Numbers</text:p>
          </table:table-cell>
          <table:table-cell table:style-name="ce3" office:value-type="date" office:date-value="2013-02-18">
            <text:p>02/18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</text:p>
          </table:table-cell>
          <table:table-cell table:style-name="ce3" office:value-type="date" office:date-value="2012-10-01">
            <text:p>10/01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 II</text:p>
          </table:table-cell>
          <table:table-cell table:style-name="ce3" office:value-type="date" office:date-value="2012-09-28">
            <text:p>09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inimum Depth of Binary Tree</text:p>
          </table:table-cell>
          <table:table-cell table:style-name="ce3" office:value-type="date" office:date-value="2012-10-09">
            <text:p>10/0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</text:p>
          </table:table-cell>
          <table:table-cell table:style-name="ce3" office:value-type="date" office:date-value="2012-10-13">
            <text:p>10/13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 II</text:p>
          </table:table-cell>
          <table:table-cell table:style-name="ce3" office:value-type="date" office:date-value="2012-10-14">
            <text:p>10/14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Flatten Binary Tree to Linked List</text:p>
          </table:table-cell>
          <table:table-cell table:style-name="ce3" office:value-type="date" office:date-value="2012-10-14">
            <text:p>10/14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 II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Validate Binary Search Tree</text:p>
          </table:table-cell>
          <table:table-cell table:style-name="ce3" office:value-type="date" office:date-value="2012-08-31">
            <text:p>08/3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Recover Binary Search Tree</text:p>
          </table:table-cell>
          <table:table-cell table:style-name="ce3" office:value-type="date" office:date-value="2012-09-01">
            <text:p>09/0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 II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Array to Binary Search Tree</text:p>
          </table:table-cell>
          <table:table-cell table:style-name="ce3" office:value-type="date" office:date-value="2012-10-02">
            <text:p>10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List to Binary Search Tree</text:p>
          </table:table-cell>
          <table:table-cell table:style-name="ce3" office:value-type="date" office:date-value="2012-10-02">
            <text:p>10/02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Inorder and Post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Preorder and In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Maximum Path Sum</text:p>
          </table:table-cell>
          <table:table-cell table:style-name="ce3" office:value-type="date" office:date-value="2012-11-07">
            <text:p>11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reorder Traversal</text:p>
          </table:table-cell>
          <table:table-cell table:style-name="ce3" office:value-type="date" office:date-value="2013-11-05">
            <text:p>11/05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ostorder Traversal</text:p>
          </table:table-cell>
          <table:table-cell table:style-name="ce3" office:value-type="date" office:date-value="2013-11-07">
            <text:p>11/07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Inorder Traversal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lone Graph</text:p>
          </table:table-cell>
          <table:table-cell table:style-name="ce3" office:value-type="date" office:date-value="2013-09-24">
            <text:p>09/2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Surrounded Regions</text:p>
          </table:table-cell>
          <table:table-cell table:style-name="ce3" office:value-type="date" office:date-value="2013-02-21">
            <text:p>02/21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</text:p>
          </table:table-cell>
          <table:table-cell table:style-name="ce3" office:value-type="date" office:date-value="2013-02-10">
            <text:p>02/10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 II</text:p>
          </table:table-cell>
          <table:table-cell table:style-name="ce3" office:value-type="date" office:date-value="2013-02-10">
            <text:p>02/10/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Regular Expression Matching</text:p>
          </table:table-cell>
          <table:table-cell table:style-name="ce3" office:value-type="date" office:date-value="2012-01-08">
            <text:p>01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Word Search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</text:p>
          </table:table-cell>
          <table:table-cell table:style-name="ce3" office:value-type="date" office:date-value="2012-03-19">
            <text:p>03/1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 II</text:p>
          </table:table-cell>
          <table:table-cell table:style-name="ce3" office:value-type="date" office:date-value="2012-03-20">
            <text:p>03/2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udoku Solver</text:p>
          </table:table-cell>
          <table:table-cell table:style-name="ce3" office:value-type="date" office:date-value="2012-03-04">
            <text:p>03/04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ingle Number</text:p>
          </table:table-cell>
          <table:table-cell table:style-name="ce3" office:value-type="date" office:date-value="2013-10-01">
            <text:p>10/01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Single Number II</text:p>
          </table:table-cell>
          <table:table-cell table:style-name="ce3" office:value-type="date" office:date-value="2013-10-02">
            <text:p>10/02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Gray Code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"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Maximal Rectangle</text:p>
          </table:table-cell>
          <table:table-cell table:style-name="ce3" office:value-type="date" office:date-value="2012-04-23">
            <text:p>04/23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Largest Rectangle in Histogram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Max Points on a Line</text:p>
          </table:table-cell>
          <table:table-cell table:style-name="ce3" office:value-type="date" office:date-value="2013-11-22">
            <text:p>11/22/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Container With Most Water</text:p>
          </table:table-cell>
          <table:table-cell table:style-name="ce3" office:value-type="date" office:date-value="2012-01-08">
            <text:p>01/08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201in" fo:margin-bottom="0.4201in" fo:margin-left="0.7902in" fo:margin-right="0.7902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7/01/2014</text:date>, <text:time>20:1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13M37S</meta:editing-duration>
    <meta:editing-cycles>159</meta:editing-cycles>
    <meta:generator>OpenOffice/4.0.1$Win32 OpenOffice.org_project/401m5$Build-9714</meta:generator>
    <dc:date>2014-07-01T20:11:50.44</dc:date>
    <dc:creator>Jianxiong Jiang</dc:creator>
    <meta:document-statistic meta:table-count="3" meta:cell-count="760" meta:object-count="0"/>
    <meta:user-defined meta:name="Info 1"/>
    <meta:user-defined meta:name="Info 2"/>
    <meta:user-defined meta:name="Info 3"/>
    <meta:user-defined meta:name="Info 4"/>
  </office:meta>
</office:document-meta>
</file>